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var numbers = [1,12,4,18,9,7,11,3,101,5,6];</text:p>
      <text:p text:style-name="Standard"/>
      <text:p text:style-name="Standard">var strings = ['this','is','a','collection','of','words']</text:p>
      <text:p text:style-name="Standard"/>
      <text:p text:style-name="Standard">var students = [{name : 'Luis', email : 'luis@reboot', age: 17, dinero: 9 }, {name : 'Luigi', email : 'luigi@reboot', age: 19, dinero: 18 } ]</text:p>
      <text:p text:style-name="Standard"/>
      <text:p text:style-name="Standard">/*numbers.forEach(function(item, i) {</text:p>
      <text:p text:style-name="Standard"><text:s text:c="2"/>console.log(i, item)</text:p>
      <text:p text:style-name="Standard">})*/</text:p>
      <text:p text:style-name="Standard"/>
      <text:p text:style-name="Standard">/*strings.forEach(function(item, i) {</text:p>
      <text:p text:style-name="Standard"><text:s text:c="2"/>console.log(i, item)</text:p>
      <text:p text:style-name="Standard">})*/</text:p>
      <text:p text:style-name="Standard"/>
      <text:p text:style-name="Standard">/*students.forEach(function(item, i) {</text:p>
      <text:p text:style-name="Standard"><text:s text:c="2"/>console.log(i, item.name)</text:p>
      <text:p text:style-name="Standard">})*/</text:p>
      <text:p text:style-name="Standard"/>
      <text:p text:style-name="Standard">/*let notas = [2, 3, 4, 5, 6, 7]</text:p>
      <text:p text:style-name="Standard"/>
      <text:p text:style-name="Standard">let nuevo = notas.map(function(item, i) {</text:p>
      <text:p text:style-name="Standard"><text:s text:c="2"/>return item*2</text:p>
      <text:p text:style-name="Standard">})</text:p>
      <text:p text:style-name="Standard">nuevo*/</text:p>
      <text:p text:style-name="Standard"/>
      <text:p text:style-name="Standard">/*let doble = numbers.map(function(item, i) {</text:p>
      <text:p text:style-name="Standard"><text:s text:c="6"/>return item**2</text:p>
      <text:p text:style-name="Standard"><text:s text:c="3"/>})</text:p>
      <text:p text:style-name="Standard">doble*/</text:p>
      <text:p text:style-name="Standard"/>
      <text:p text:style-name="Standard">/*let mayus = strings.map(function(item, i) {</text:p>
      <text:p text:style-name="Standard"><text:s text:c="2"/>return item.toUpperCase()</text:p>
      <text:p text:style-name="Standard">})</text:p>
      <text:p text:style-name="Standard">mayus*/</text:p>
      <text:p text:style-name="Standard"/>
      <text:p text:style-name="Standard">/*let stuEmails = students.map(function(item, i) {</text:p>
      <text:p text:style-name="Standard"><text:s text:c="2"/>return item.email</text:p>
      <text:p text:style-name="Standard">})</text:p>
      <text:p text:style-name="Standard">stuEmails*/</text:p>
      <text:p text:style-name="Standard"/>
      <text:p text:style-name="Standard">/*let numeralia = [7, -3, 3, 9, 0, 1, 11, 2, -5]</text:p>
      <text:p text:style-name="Standard">let nombralia = ["Juan", "Yeray", "Arcadio", "Don"]</text:p>
      <text:p text:style-name="Standard"><text:s text:c="2"/></text:p>
      <text:p text:style-name="Standard"><text:s text:c="2"/></text:p>
      <text:p text:style-name="Standard"><text:s text:c="2"/>numeralia.sort(function(a, b) {</text:p>
      <text:p text:style-name="Standard"><text:s text:c="4"/>return a - b</text:p>
      <text:p text:style-name="Standard"><text:s text:c="2"/>})</text:p>
      <text:p text:style-name="Standard"/>
      <text:p text:style-name="Standard"><text:s text:c="2"/>nombralia.sort(function(a, b) {</text:p>
      <text:p text:style-name="Standard"><text:s text:c="4"/>return (b.length - a.length)</text:p>
      <text:p text:style-name="Standard"><text:soft-page-break/><text:s text:c="2"/>})*/</text:p>
      <text:p text:style-name="Standard"/>
      <text:p text:style-name="Standard">/* let mayores = students.filter(function(stu) {</text:p>
      <text:p text:style-name="Standard"><text:s text:c="3"/>return stu.age &gt; 18</text:p>
      <text:p text:style-name="Standard"><text:s/>})</text:p>
      <text:p text:style-name="Standard">mayores*/</text:p>
      <text:p text:style-name="Standard"/>
      <text:p text:style-name="Standard">let mayor = numbers.filter(function(n) {</text:p>
      <text:p text:style-name="Standard"><text:s text:c="3"/>return n &gt; 15</text:p>
      <text:p text:style-name="Standard"><text:s/>})</text:p>
      <text:p text:style-name="Standard">mayor</text:p>
      <text:p text:style-name="Standard"/>
      <text:p text:style-name="Standard">let moreThan = strings.filter(function(n2) {</text:p>
      <text:p text:style-name="Standard"><text:s text:c="2"/>return n2.length &gt; 5</text:p>
      <text:p text:style-name="Standard">})</text:p>
      <text:p text:style-name="Standard">moreThan</text:p>
      <text:p text:style-name="Standard"><text:s text:c="2"/></text:p>
      <text:p text:style-name="Standard">let emilio = students.filter(function(n3) {</text:p>
      <text:p text:style-name="Standard"><text:s text:c="2"/>return n3.dinero &gt; 10</text:p>
      <text:p text:style-name="Standard">}).map(function(n3) {</text:p>
      <text:p text:style-name="Standard"><text:s text:c="2"/>return n3.email</text:p>
      <text:p text:style-name="Standard">})</text:p>
      <text:p text:style-name="Standard">emili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2:36:59.907589969</meta:creation-date>
    <dc:date>2023-08-18T12:37:36.248386869</dc:date>
    <meta:editing-duration>PT36S</meta:editing-duration>
    <meta:editing-cycles>1</meta:editing-cycles>
    <meta:document-statistic meta:table-count="0" meta:image-count="0" meta:object-count="0" meta:page-count="2" meta:paragraph-count="58" meta:word-count="185" meta:character-count="1336" meta:non-whitespace-character-count="1149"/>
    <meta:generator>LibreOffice/7.4.7.2$Linux_X86_64 LibreOffice_project/40$Build-2</meta:generator>
  </office:meta>
</office:document-meta>
</file>